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 style:language-asian="zxx" style:country-asian="none" style:language-complex="zxx" style:country-complex="none"/>
    </style:style>
    <style:style style:name="P2" style:family="paragraph" style:parent-style-name="Standard">
      <style:text-properties fo:language="en" fo:country="GB" style:language-asian="zxx" style:country-asian="none" style:language-complex="zxx" style:country-complex="none"/>
    </style:style>
    <style:style style:name="P3" style:family="paragraph" style:parent-style-name="Standard" style:list-style-name="L1">
      <style:text-properties fo:language="en" fo:country="GB" style:language-asian="zxx" style:country-asian="none" style:language-complex="zxx" style:country-complex="none"/>
    </style:style>
    <style:style style:name="P4" style:family="paragraph" style:parent-style-name="Standard" style:list-style-name="L2">
      <style:text-properties fo:language="en" fo:country="GB" style:language-asian="zxx" style:country-asian="none" style:language-complex="zxx" style:country-complex="none"/>
    </style:style>
    <style:style style:name="P5" style:family="paragraph" style:parent-style-name="Heading_20_1">
      <style:text-properties fo:language="en" fo:country="GB" style:language-asian="zxx" style:country-asian="none" style:language-complex="zxx" style:country-complex="none"/>
    </style:style>
    <style:style style:name="P6" style:family="paragraph" style:parent-style-name="Heading_20_2">
      <style:text-properties fo:language="en" fo:country="GB" style:language-asian="zxx" style:country-asian="none" style:language-complex="zxx" style:country-complex="none"/>
    </style:style>
    <style:style style:name="P7" style:family="paragraph" style:parent-style-name="Heading_20_3">
      <style:text-properties fo:language="en" fo:country="GB" style:language-asian="zxx" style:country-asian="none" style:language-complex="zxx" style:country-complex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Introduction<text:tab/><text:tab/>ANGLAIS !!!!</text:h>
      <text:p text:style-name="P1"/>
      <text:p text:style-name="P1"/>
      <text:h text:style-name="P6" text:outline-level="2">Data retrieving scripts</text:h>
      <text:h text:style-name="P7" text:outline-level="3">Data download scripts</text:h>
      <text:p text:style-name="P1">A Python script, ??? downloads informations relatives to a .gbk annotation file based on the NCBI website, from a list of accession numbers. This script use the Biopython library, to connect and select informations that are on the NCBI website.</text:p>
      <text:p text:style-name="P1">Theses informations are:</text:p>
      <text:list xml:id="list1732773369465320791" text:style-name="L1">
        <text:list-item>
          <text:p text:style-name="P3">EC numbers of proteins found in the annotation file</text:p>
        </text:list-item>
        <text:list-item>
          <text:p text:style-name="P3">The annotation type, primary or RefSeq, both when available</text:p>
        </text:list-item>
        <text:list-item>
          <text:p text:style-name="P3">A cross reference to identify a protein through several databases</text:p>
        </text:list-item>
      </text:list>
      <text:h text:style-name="P7" text:outline-level="3">The ?metagdb? ORM database</text:h>
      <text:p text:style-name="P1">ORM database can conserve the object structures of the program. The engine is sqlite, and allows to have the database as a simple file, without a server as intermediary. SqlAchemy library was used to build this database that store the downloaded informations relatives to the .gbk annotation files. </text:p>
      <text:p text:style-name="P1"/>
      <text:h text:style-name="Heading_20_3" text:outline-level="3">The RDF database</text:h>
      <text:p text:style-name="P1">RDF (</text:p>
      <text:p text:style-name="P1"/>
      <text:p text:style-name="P1"/>
      <text:h text:style-name="Heading_20_3" text:outline-level="3">Informations found in metabolic databases</text:h>
      <text:list xml:id="list4438950434251968550" text:style-name="L2">
        <text:list-item>
          <text:p text:style-name="P4">EC: Enzyme Commission number, is a numerical classification schema for enzymes, based on the chemical reaction they catalyses. Each number is associated to a recommended name for the enzyme. However, an EC number does not specify a particular enzyme, but an enzymatic reaction: different enzymes from different organism can receive the same EC number if they catalyses the same reaction.</text:p>
        </text:list-item>
        <text:list-item>
          <text:p text:style-name="P4">Uniprot ID: They are unique identificator for each protein</text:p>
        </text:list-item>
        <text:list-item>
          <text:p text:style-name="P4"/>
        </text:list-item>
      </text:list>
      <text:p text:style-name="P1">- Les identifiants uniprot: Ils sont uniques pour chaque protéines, et vont de à 10 caractères alphanumériques. </text:p>
      <text:p text:style-name="P1">Cependant, une entrée de Uniprot peut avoir plusieurs numéros d'accession, notament à cause de fusions ou de séparation, </text:p>
      <text:p text:style-name="P1">les anciens numéros d'accession sont conservés.</text:p>
      <text:p text:style-name="P1"/>
      <text:p text:style-name="P1">###Les bases de données et leur relations avec ces informations:</text:p>
      <text:p text:style-name="P1">- Metacyc: On peut effectuer une recherche à partir:</text:p>
      <text:p text:style-name="P1"><text:s text:c="4"/>- Des numéros ec</text:p>
      <text:p text:style-name="P1"><text:s text:c="4"/>- Les noms des composants, gènes, protéine ou pathway</text:p>
      <text:p text:style-name="P1"><text:s text:c="4"/>- Un identifiant PGDB (PAS human protate database..), mais pathway genome database, interne aux site biocyc</text:p>
      <text:p text:style-name="P1"><text:s text:c="8"/>- disonible en SBML</text:p>
      <text:p text:style-name="P1"><text:s text:c="4"/>- Des identifiants d'autres bdd(uniprot, ncbi), mais ce n'est pas toujours complet</text:p>
      <text:p text:style-name="P1"><text:soft-page-break/><text:s text:c="4"/>- Le locus id de biocyc</text:p>
      <text:p text:style-name="P1"><text:s text:c="4"/></text:p>
      <text:p text:style-name="P1">- Uniprot: </text:p>
      <text:p text:style-name="P1"><text:s text:c="4"/>- </text:p>
      <text:p text:style-name="P1">- Bdd sql pour interoger plusieurs bdd bio: http://biowarehouse.ai.sri.com/PublicHouseOverview.html</text:p>
      <text:p text:style-name="P1"><text:s text:c="4"/></text:p>
      <text:p text:style-name="P1"/>
      <text:p text:style-name="P1">##Base de donné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S</meta:editing-duration>
    <meta:editing-cycles>3</meta:editing-cycles>
    <meta:generator>OpenOffice.org/3.4.1$Win32 OpenOffice.org_project/341m1$Build-9593</meta:generator>
    <dc:date>2016-03-02T17:05:20.99</dc:date>
    <meta:document-statistic meta:table-count="0" meta:image-count="0" meta:object-count="0" meta:page-count="2" meta:paragraph-count="32" meta:word-count="342" meta:character-count="2215"/>
    <meta:user-defined meta:name="Info 1"/>
    <meta:user-defined meta:name="Info 2"/>
    <meta:user-defined meta:name="Info 3"/>
    <meta:user-defined meta:name="Info 4"/>
  </office:meta>
</office:document-meta>
</file>